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textarea-horizontal-align="justify" draw:textarea-vertical-align="middle" draw:auto-grow-height="false" fo:min-height="1.957cm" fo:min-width="3.668cm"/>
    </style:style>
    <style:style style:name="gr6" style:family="graphic" style:parent-style-name="standard">
      <style:graphic-properties draw:textarea-horizontal-align="justify" draw:textarea-vertical-align="middle" draw:auto-grow-height="false" fo:min-height="0.903cm" fo:min-width="0.85cm"/>
    </style:style>
    <style:style style:name="P1" style:family="paragraph">
      <style:paragraph-properties fo:text-align="center"/>
      <style:text-properties fo:font-size="16pt" style:font-size-asian="18pt" style:font-size-complex="18pt"/>
    </style:style>
    <style:style style:name="P2" style:family="paragraph">
      <style:paragraph-properties fo:text-align="center"/>
      <style:text-properties fo:font-size="16pt" style:text-underline-style="solid" style:text-underline-width="auto" style:text-underline-color="font-color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controls" svg:width="3.302cm" svg:height="1.778cm" svg:x="5.572cm" svg:y="1.254cm">
            <text:p text:style-name="P1"><text:span text:style-name="T1">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controls" svg:width="3.302cm" svg:height="1.778cm" svg:x="1.381cm" svg:y="2.524cm">
            <text:p text:style-name="P1">Spor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controls" svg:width="3.302cm" svg:height="1.778cm" svg:x="1.254cm" svg:y="6.461cm">
            <text:p text:style-name="P1">Leve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7" draw:id="id7" draw:layer="controls" svg:width="3.302cm" svg:height="1.778cm" svg:x="1.127cm" svg:y="12.176cm">
            <text:p text:style-name="P1"><text:span text:style-name="T1">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controls" svg:width="3.302cm" svg:height="1.778cm" svg:x="1.254cm" svg:y="15.478cm">
            <text:p text:style-name="P1">First_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controls" svg:width="3.302cm" svg:height="1.778cm" svg:x="4.302cm" svg:y="18.145cm">
            <text:p text:style-name="P1">Last_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8" draw:id="id18" draw:layer="controls" svg:width="3.302cm" svg:height="1.778cm" svg:x="18.526cm" svg:y="18.907cm">
            <text:p text:style-name="P1">St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0" draw:id="id20" draw:layer="controls" svg:width="3.302cm" svg:height="1.778cm" svg:x="22.717cm" svg:y="18.018cm">
            <text:p text:style-name="P1">Cit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9" draw:id="id19" draw:layer="controls" svg:width="3.302cm" svg:height="1.778cm" svg:x="23.479cm" svg:y="14.97cm">
            <text:p text:style-name="P1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1" draw:id="id21" draw:layer="controls" svg:width="3.302cm" svg:height="1.778cm" svg:x="23.098cm" svg:y="11.795cm">
            <text:p text:style-name="P1"><text:span text:style-name="T1">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2" draw:id="id12" draw:layer="controls" svg:width="3.302cm" svg:height="1.778cm" svg:x="18.272cm" svg:y="1.508cm">
            <text:p text:style-name="P1"><text:span text:style-name="T1">i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4" draw:id="id14" draw:layer="controls" svg:width="3.302cm" svg:height="1.778cm" svg:x="23.225cm" svg:y="1.889cm">
            <text:p text:style-name="P1">First_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3" draw:id="id13" draw:layer="controls" svg:width="3.302cm" svg:height="1.778cm" svg:x="23.479cm" svg:y="4.937cm">
            <text:p text:style-name="P1">Last_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controls" draw:type="line" svg:x1="7.806cm" svg:y1="4.889cm" svg:x2="7.223cm" svg:y2="3.032cm" draw:start-shape="id1" draw:start-glue-point="0" draw:end-shape="id2" draw:end-glue-point="8" svg:d="M7806 4889l-583-1857" svg:viewBox="0 0 584 1858">
            <text:p/>
          </draw:connector>
          <draw:connector draw:style-name="gr2" draw:text-style-name="P3" draw:layer="controls" draw:type="line" svg:x1="5.827cm" svg:y1="4.938cm" svg:x2="4.2cm" svg:y2="4.042cm" draw:start-shape="id1" draw:start-glue-point="4" draw:end-shape="id3" draw:end-glue-point="9" svg:d="M5827 4938l-1627-896" svg:viewBox="0 0 1628 897">
            <text:p/>
          </draw:connector>
          <draw:connector draw:style-name="gr2" draw:text-style-name="P3" draw:layer="controls" draw:type="line" svg:x1="5.722cm" svg:y1="5.992cm" svg:x2="4.073cm" svg:y2="6.721cm" draw:start-shape="id1" draw:end-shape="id4" draw:end-glue-point="11" svg:d="M5722 5992l-1649 729" svg:viewBox="0 0 1650 730">
            <text:p/>
          </draw:connector>
          <draw:connector draw:style-name="gr2" draw:text-style-name="P3" draw:layer="controls" draw:type="line" svg:x1="7.81cm" svg:y1="9.759cm" svg:x2="7.806cm" svg:y2="7.096cm" draw:start-shape="id5" draw:start-glue-point="4" draw:end-shape="id1" draw:end-glue-point="2" svg:d="M7810 9759l-4-2663" svg:viewBox="0 0 5 2664">
            <text:p/>
          </draw:connector>
          <draw:connector draw:style-name="gr2" draw:text-style-name="P3" draw:layer="controls" draw:type="line" svg:x1="7.81cm" svg:y1="12.064cm" svg:x2="7.84cm" svg:y2="14.746cm" draw:start-shape="id5" draw:start-glue-point="6" draw:end-shape="id6" svg:d="M7810 12064l30 2682" svg:viewBox="0 0 31 2683">
            <text:p/>
          </draw:connector>
          <draw:connector draw:style-name="gr2" draw:text-style-name="P3" draw:layer="controls" draw:type="line" svg:x1="5.827cm" svg:y1="14.844cm" svg:x2="4.429cm" svg:y2="13.065cm" draw:start-shape="id6" draw:start-glue-point="4" draw:end-shape="id7" draw:end-glue-point="10" svg:d="M5827 14844l-1398-1779" svg:viewBox="0 0 1399 1780">
            <text:p/>
          </draw:connector>
          <draw:connector draw:style-name="gr2" draw:text-style-name="P3" draw:layer="controls" draw:type="line" svg:x1="5.756cm" svg:y1="15.849cm" svg:x2="4.556cm" svg:y2="16.367cm" draw:start-shape="id6" draw:end-shape="id8" draw:end-glue-point="10" svg:d="M5756 15849l-1200 518" svg:viewBox="0 0 1201 519">
            <text:p/>
          </draw:connector>
          <draw:connector draw:style-name="gr2" draw:text-style-name="P3" draw:layer="controls" draw:type="line" svg:x1="7.84cm" svg:y1="16.953cm" svg:x2="7.121cm" svg:y2="18.405cm" draw:start-shape="id6" draw:start-glue-point="2" draw:end-shape="id9" draw:end-glue-point="11" svg:d="M7840 16953l-719 1452" svg:viewBox="0 0 720 1453">
            <text:p/>
          </draw:connector>
          <draw:connector draw:style-name="gr2" draw:text-style-name="P3" draw:layer="controls" draw:type="line" svg:x1="9.89cm" svg:y1="5.992cm" svg:x2="12.622cm" svg:y2="5.963cm" draw:start-shape="id1" draw:start-glue-point="1" draw:end-shape="id10" draw:end-glue-point="5" svg:d="M9890 5992l2732-29" svg:viewBox="0 0 2733 30">
            <text:p/>
          </draw:connector>
          <draw:connector draw:style-name="gr2" draw:text-style-name="P3" draw:layer="controls" draw:type="line" svg:x1="15.32cm" svg:y1="5.963cm" svg:x2="18.041cm" svg:y2="6.04cm" draw:start-shape="id10" draw:start-glue-point="7" draw:end-shape="id11" draw:end-glue-point="3" svg:d="M15320 5963l2721 77" svg:viewBox="0 0 2722 78">
            <text:p/>
          </draw:connector>
          <draw:connector draw:style-name="gr2" draw:text-style-name="P3" draw:layer="controls" draw:type="line" svg:x1="20.125cm" svg:y1="4.937cm" svg:x2="19.923cm" svg:y2="3.286cm" draw:start-shape="id11" draw:end-shape="id12" draw:end-glue-point="8" svg:d="M20125 4937l-202-1651" svg:viewBox="0 0 203 1652">
            <text:p/>
          </draw:connector>
          <draw:connector draw:style-name="gr2" draw:text-style-name="P3" draw:layer="controls" draw:type="line" svg:x1="22.209cm" svg:y1="6.04cm" svg:x2="23.479cm" svg:y2="5.826cm" draw:start-shape="id11" draw:start-glue-point="1" draw:end-shape="id13" svg:d="M22209 6040l1270-214" svg:viewBox="0 0 1271 215">
            <text:p/>
          </draw:connector>
          <draw:connector draw:style-name="gr2" draw:text-style-name="P3" draw:layer="controls" draw:type="line" svg:x1="22.081cm" svg:y1="5.065cm" svg:x2="23.708cm" svg:y2="3.407cm" draw:start-shape="id11" draw:start-glue-point="4" draw:end-shape="id14" draw:end-glue-point="7" svg:d="M22081 5065l1627-1658" svg:viewBox="0 0 1628 1659">
            <text:p/>
          </draw:connector>
          <draw:connector draw:style-name="gr2" draw:text-style-name="P3" draw:layer="controls" draw:type="line" svg:x1="20.125cm" svg:y1="7.144cm" svg:x2="20.101cm" svg:y2="9.779cm" draw:start-shape="id11" draw:start-glue-point="2" draw:end-shape="id15" svg:d="M20125 7144l-24 2635" svg:viewBox="0 0 25 2636">
            <text:p/>
          </draw:connector>
          <draw:connector draw:style-name="gr2" draw:text-style-name="P3" draw:layer="controls" draw:type="line" svg:x1="20.101cm" svg:y1="12.084cm" svg:x2="20.102cm" svg:y2="14.716cm" draw:start-shape="id15" draw:start-glue-point="6" draw:end-shape="id16" draw:end-glue-point="0" svg:d="M20101 12084l1 2632" svg:viewBox="0 0 2 2633">
            <text:p/>
          </draw:connector>
          <draw:connector draw:style-name="gr2" draw:text-style-name="P3" draw:layer="controls" draw:type="line" svg:x1="18.018cm" svg:y1="15.819cm" svg:x2="15.32cm" svg:y2="15.85cm" draw:start-shape="id16" draw:start-glue-point="3" draw:end-shape="id17" draw:end-glue-point="7" svg:d="M18018 15819l-2698 31" svg:viewBox="0 0 2699 32">
            <text:p/>
          </draw:connector>
          <draw:connector draw:style-name="gr2" draw:text-style-name="P3" draw:layer="controls" draw:type="line" svg:x1="9.924cm" svg:y1="15.849cm" svg:x2="12.622cm" svg:y2="15.849cm" draw:start-shape="id6" draw:start-glue-point="1" draw:end-shape="id17" svg:d="M9924 15849h2698" svg:viewBox="0 0 2699 1">
            <text:p/>
          </draw:connector>
          <draw:connector draw:style-name="gr2" draw:text-style-name="P3" draw:layer="controls" draw:type="line" svg:x1="20.102cm" svg:y1="16.923cm" svg:x2="20.177cm" svg:y2="18.907cm" draw:start-shape="id16" draw:start-glue-point="2" draw:end-shape="id18" draw:end-glue-point="4" svg:d="M20102 16923l75 1984" svg:viewBox="0 0 76 1985">
            <text:p/>
          </draw:connector>
          <draw:connector draw:style-name="gr2" draw:text-style-name="P3" draw:layer="controls" draw:type="line" svg:x1="22.186cm" svg:y1="15.819cm" svg:x2="23.479cm" svg:y2="15.859cm" draw:start-shape="id16" draw:start-glue-point="1" draw:end-shape="id19" svg:d="M22186 15819l1293 40" svg:viewBox="0 0 1294 41">
            <text:p/>
          </draw:connector>
          <draw:connector draw:style-name="gr2" draw:text-style-name="P3" draw:layer="controls" draw:type="line" svg:x1="21.954cm" svg:y1="16.747cm" svg:x2="23.2cm" svg:y2="18.278cm" draw:start-shape="id16" draw:start-glue-point="4" draw:end-shape="id20" draw:end-glue-point="5" svg:d="M21954 16747l1246 1531" svg:viewBox="0 0 1247 1532">
            <text:p/>
          </draw:connector>
          <draw:connector draw:style-name="gr2" draw:text-style-name="P3" draw:layer="controls" draw:type="line" svg:x1="21.954cm" svg:y1="14.717cm" svg:x2="23.581cm" svg:y2="13.313cm" draw:start-shape="id16" draw:start-glue-point="5" draw:end-shape="id21" draw:end-glue-point="7" svg:d="M21954 14717l1627-1404" svg:viewBox="0 0 1628 1405">
            <text:p/>
          </draw:connector>
          <draw:line draw:style-name="gr3" draw:text-style-name="P3" draw:layer="controls" svg:x1="19.923cm" svg:y1="7.096cm" svg:x2="19.923cm" svg:y2="9.89cm">
            <text:p/>
          </draw:line>
          <draw:frame draw:style-name="gr4" draw:text-style-name="P4" draw:layer="controls" svg:width="1.778cm" svg:height="1.524cm" svg:x="10.398cm" svg:y="4.937cm">
            <draw:text-box>
              <text:p>M</text:p>
            </draw:text-box>
          </draw:frame>
          <draw:frame draw:style-name="gr4" draw:text-style-name="P4" draw:layer="controls" svg:width="1.778cm" svg:height="1.524cm" svg:x="17.002cm" svg:y="5.064cm">
            <draw:text-box>
              <text:p>N</text:p>
            </draw:text-box>
          </draw:frame>
          <draw:frame draw:style-name="gr4" draw:text-style-name="P4" draw:layer="controls" svg:width="1.778cm" svg:height="1.524cm" svg:x="19.034cm" svg:y="7.985cm">
            <draw:text-box>
              <text:p>M</text:p>
            </draw:text-box>
          </draw:frame>
          <draw:frame draw:style-name="gr4" draw:text-style-name="P4" draw:layer="controls" svg:width="1.778cm" svg:height="1.524cm" svg:x="6.842cm" svg:y="7.731cm">
            <draw:text-box>
              <text:p>M</text:p>
            </draw:text-box>
          </draw:frame>
          <draw:frame draw:style-name="gr4" draw:text-style-name="P4" draw:layer="controls" svg:width="1.778cm" svg:height="1.524cm" svg:x="6.842cm" svg:y="12.684cm">
            <draw:text-box>
              <text:p>1</text:p>
            </draw:text-box>
          </draw:frame>
          <draw:frame draw:style-name="gr4" draw:text-style-name="P4" draw:layer="controls" svg:width="1.778cm" svg:height="1.524cm" svg:x="19.288cm" svg:y="12.938cm">
            <draw:text-box>
              <text:p>1</text:p>
            </draw:text-box>
          </draw:frame>
          <draw:frame draw:style-name="gr4" draw:text-style-name="P4" draw:layer="controls" svg:width="1.778cm" svg:height="1.524cm" svg:x="16.113cm" svg:y="14.716cm">
            <draw:text-box>
              <text:p>1</text:p>
            </draw:text-box>
          </draw:frame>
          <draw:frame draw:style-name="gr4" draw:text-style-name="P4" draw:layer="controls" svg:width="1.778cm" svg:height="1.524cm" svg:x="10.652cm" svg:y="14.716cm">
            <draw:text-box>
              <text:p>M</text:p>
            </draw:text-box>
          </draw:frame>
          <draw:custom-shape draw:style-name="gr5" draw:text-style-name="P1" xml:id="id1" draw:id="id1" draw:layer="layout" svg:width="4.168cm" svg:height="2.207cm" svg:x="5.722cm" svg:y="4.889cm">
            <draw:glue-point draw:id="4" svg:x="-4.75cm" svg:y="-4.78cm"/>
            <text:p text:style-name="P1">Tea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0" draw:id="id10" draw:layer="layout" svg:width="2.698cm" svg:height="2.305cm" svg:x="12.622cm" svg:y="4.81cm">
            <text:p text:style-name="P1">On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5" draw:text-style-name="P1" xml:id="id6" draw:id="id6" draw:layer="layout" svg:width="4.168cm" svg:height="2.207cm" svg:x="5.756cm" svg:y="14.746cm">
            <draw:glue-point draw:id="4" svg:x="-4.832cm" svg:y="-4.558cm"/>
            <text:p text:style-name="P1">Coach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xml:id="id16" draw:id="id16" draw:layer="layout" svg:width="4.168cm" svg:height="2.207cm" svg:x="18.018cm" svg:y="14.716cm">
            <draw:glue-point draw:id="4" svg:x="1.852cm" svg:y="0.928cm" draw:align="center"/>
            <draw:glue-point draw:id="5" svg:x="4.445cm" svg:y="-4.997cm"/>
            <text:p text:style-name="P1">Schoo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7" draw:id="id17" draw:layer="layout" svg:width="2.698cm" svg:height="2.305cm" svg:x="12.622cm" svg:y="14.697cm">
            <text:p text:style-name="P1">Has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" draw:text-style-name="P1" xml:id="id5" draw:id="id5" draw:layer="controls" svg:width="2.698cm" svg:height="2.305cm" svg:x="6.461cm" svg:y="9.759cm">
            <text:p text:style-name="P1">Coach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" draw:text-style-name="P1" xml:id="id15" draw:id="id15" draw:layer="controls" svg:width="2.698cm" svg:height="2.305cm" svg:x="18.752cm" svg:y="9.779cm">
            <text:p text:style-name="P1">Has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5" draw:text-style-name="P1" xml:id="id11" draw:id="id11" draw:layer="layout" svg:width="4.168cm" svg:height="2.207cm" svg:x="18.041cm" svg:y="4.937cm">
            <draw:glue-point draw:id="4" svg:x="4.695cm" svg:y="-4.422cm"/>
            <text:p text:style-name="P1">Players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controls" svg:x1="7.985cm" svg:y1="7.096cm" svg:x2="7.985cm" svg:y2="9.8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767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22:16:47.023517441</meta:creation-date>
    <dc:date>2017-08-18T23:35:35.505831364</dc:date>
    <meta:editing-duration>PT20M28S</meta:editing-duration>
    <meta:editing-cycles>2</meta:editing-cycles>
    <meta:generator>LibreOffice/5.3.4.1$Linux_X86_64 LibreOffice_project/30$Build-1</meta:generator>
    <meta:document-statistic meta:object-count="53"/>
  </office:meta>
</office:document-meta>
</file>